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450" officeooo:paragraph-rsid="0005c450"/>
    </style:style>
    <style:style style:name="P2" style:family="paragraph" style:parent-style-name="Standard" style:list-style-name="Numbering_20_123">
      <style:text-properties officeooo:rsid="0005c450" officeooo:paragraph-rsid="0005c450"/>
    </style:style>
    <style:style style:name="P3" style:family="paragraph" style:parent-style-name="Standard" style:list-style-name="Numbering_20_123">
      <style:text-properties officeooo:rsid="0005c450" officeooo:paragraph-rsid="000940c3"/>
    </style:style>
    <style:style style:name="P4" style:family="paragraph" style:parent-style-name="Standard" style:list-style-name="Numbering_20_123">
      <style:text-properties officeooo:rsid="0006f73b" officeooo:paragraph-rsid="0006f73b"/>
    </style:style>
    <style:style style:name="P5" style:family="paragraph" style:parent-style-name="Standard" style:list-style-name="Numbering_20_123">
      <style:text-properties officeooo:rsid="0008f39f" officeooo:paragraph-rsid="0008f39f"/>
    </style:style>
    <style:style style:name="P6" style:family="paragraph" style:parent-style-name="Standard" style:list-style-name="Numbering_20_123">
      <style:text-properties officeooo:rsid="0008fc5d" officeooo:paragraph-rsid="0008fc5d"/>
    </style:style>
    <style:style style:name="P7" style:family="paragraph" style:parent-style-name="Standard" style:list-style-name="Numbering_20_123">
      <style:text-properties officeooo:rsid="000940c3" officeooo:paragraph-rsid="001234d0"/>
    </style:style>
    <style:style style:name="P8" style:family="paragraph" style:parent-style-name="Standard" style:list-style-name="Numbering_20_123">
      <style:text-properties officeooo:rsid="000940c3" officeooo:paragraph-rsid="0013eff8"/>
    </style:style>
    <style:style style:name="P9" style:family="paragraph" style:parent-style-name="Standard" style:list-style-name="Numbering_20_123">
      <style:text-properties officeooo:rsid="000dd8b6" officeooo:paragraph-rsid="000dd8b6"/>
    </style:style>
    <style:style style:name="P10" style:family="paragraph" style:parent-style-name="Standard" style:list-style-name="Numbering_20_123">
      <style:text-properties officeooo:rsid="000f8013" officeooo:paragraph-rsid="000f8013"/>
    </style:style>
    <style:style style:name="P11" style:family="paragraph" style:parent-style-name="Standard" style:list-style-name="Numbering_20_123">
      <style:text-properties officeooo:rsid="0010fd0e" officeooo:paragraph-rsid="0010fd0e"/>
    </style:style>
    <style:style style:name="P12" style:family="paragraph" style:parent-style-name="Standard" style:list-style-name="Numbering_20_123">
      <style:text-properties officeooo:rsid="0013eff8" officeooo:paragraph-rsid="0013eff8"/>
    </style:style>
    <style:style style:name="P13" style:family="paragraph" style:parent-style-name="Standard" style:list-style-name="Numbering_20_123">
      <style:text-properties officeooo:rsid="0014aa39" officeooo:paragraph-rsid="0014aa39"/>
    </style:style>
    <style:style style:name="T1" style:family="text">
      <style:text-properties officeooo:rsid="0006f73b"/>
    </style:style>
    <style:style style:name="T2" style:family="text">
      <style:text-properties officeooo:rsid="000940c3"/>
    </style:style>
    <style:style style:name="T3" style:family="text">
      <style:text-properties officeooo:rsid="00098a60"/>
    </style:style>
    <style:style style:name="T4" style:family="text">
      <style:text-properties officeooo:rsid="000bd54a"/>
    </style:style>
    <style:style style:name="T5" style:family="text">
      <style:text-properties officeooo:rsid="000d51bd"/>
    </style:style>
    <style:style style:name="T6" style:family="text">
      <style:text-properties officeooo:rsid="001234d0"/>
    </style:style>
    <style:style style:name="T7" style:family="text">
      <style:text-properties officeooo:rsid="00165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an – Timeline, Checklist, Whatever</text:p>
      <text:p text:style-name="P1"/>
      <text:list xml:id="list2804898262" text:style-name="Numbering_20_123">
        <text:list-item>
          <text:p text:style-name="P2">Workspace</text:p>
          <text:list>
            <text:list-item>
              <text:p text:style-name="P2"><text:span text:style-name="T3">x</text:span>Whiteboard Checklist and Notes hung for use</text:p>
            </text:list-item>
            <text:list-item>
              <text:p text:style-name="P2"><text:span text:style-name="T5">x</text:span>Clear workspace – Store unrelated things</text:p>
            </text:list-item>
            <text:list-item>
              <text:p text:style-name="P2"><text:span text:style-name="T5">x</text:span>Tools – Gathered </text:p>
            </text:list-item>
            <text:list-item>
              <text:p text:style-name="P2"><text:span text:style-name="T3">x</text:span>Parts unpacked from shipping, ready for filming/unboxing</text:p>
            </text:list-item>
          </text:list>
        </text:list-item>
        <text:list-item>
          <text:p text:style-name="P2">Prepare</text:p>
          <text:list>
            <text:list-item>
              <text:p text:style-name="P2">Blog</text:p>
              <text:list>
                <text:list-item>
                  <text:p text:style-name="P2">00 - Looking for a Hobby, Indirect Hobby, Shelved Hobby Collection, etc.</text:p>
                  <text:list>
                    <text:list-item>
                      <text:p text:style-name="P4">My history in tech curiosity and practicality</text:p>
                    </text:list-item>
                    <text:list-item>
                      <text:p text:style-name="P4">Bored, still not right, infinite job hunt shuffle</text:p>
                    </text:list-item>
                    <text:list-item>
                      <text:p text:style-name="P4">YouTube Network Chuck inspiration leading to birth of project.</text:p>
                    </text:list-item>
                  </text:list>
                </text:list-item>
                <text:list-item>
                  <text:p text:style-name="P3">01 – <text:span text:style-name="T2">T</text:span><text:span text:style-name="T1">he Road So Far and Project Lau</text:span><text:span text:style-name="T2">nch</text:span></text:p>
                  <text:list>
                    <text:list-item>
                      <text:p text:style-name="P5">Keep List brainstorm </text:p>
                    </text:list-item>
                    <text:list-item>
                      <text:p text:style-name="P5">What I want out of the project</text:p>
                    </text:list-item>
                    <text:list-item>
                      <text:p text:style-name="P5">Back-end setup (like git, blog, Discord) work and research.</text:p>
                    </text:list-item>
                  </text:list>
                </text:list-item>
              </text:list>
            </text:list-item>
            <text:list-item>
              <text:p text:style-name="P9">Vlog</text:p>
              <text:list>
                <text:list-item>
                  <text:p text:style-name="P6">00 - Here is my setup</text:p>
                  <text:list>
                    <text:list-item>
                      <text:p text:style-name="P6">Lappy</text:p>
                    </text:list-item>
                    <text:list-item>
                      <text:p text:style-name="P6">Cell</text:p>
                    </text:list-item>
                    <text:list-item>
                      <text:p text:style-name="P6">Work and Desk</text:p>
                    </text:list-item>
                  </text:list>
                </text:list-item>
                <text:list-item>
                  <text:p text:style-name="P6"><text:span text:style-name="T2">01 - </text:span>Project Intro</text:p>
                  <text:list>
                    <text:list-item>
                      <text:p text:style-name="P10">The Problems</text:p>
                      <text:list>
                        <text:list-item>
                          <text:p text:style-name="P11">Lappy old, busted. Win8 to Win10 upgrade out of the box. Slow. Ready to be retired.</text:p>
                        </text:list-item>
                        <text:list-item>
                          <text:p text:style-name="P11">Work LT Forced to use work LT to learn. Should be just for work!</text:p>
                        </text:list-item>
                      </text:list>
                    </text:list-item>
                    <text:list-item>
                      <text:p text:style-name="P11">The Solution</text:p>
                      <text:list>
                        <text:list-item>
                          <text:p text:style-name="P7"><text:span text:style-name="T6">Cyberdeck Project 2022 (CDPR-2022)</text:span></text:p>
                          <text:list>
                            <text:list-item>
                              <text:p text:style-name="P12">What is a cyberdeck?</text:p>
                            </text:list-item>
                            <text:list-item>
                              <text:p text:style-name="P12">What Features/Functions desired?</text:p>
                            </text:list-item>
                          </text:list>
                        </text:list-item>
                        <text:list-item>
                          <text:p text:style-name="P7"><text:span text:style-name="T6">Wh</text:span>y am I doing this? <text:span text:style-name="T6">Hobby encompassing multiple techs I am interested in learning. I can test myself. It’s cool.</text:span></text:p>
                        </text:list-item>
                      </text:list>
                    </text:list-item>
                    <text:list-item>
                      <text:p text:style-name="P8">What am I looking to accomplish out of all of this</text:p>
                      <text:list>
                        <text:list-item>
                          <text:p text:style-name="P8">hobby, nerd, job/search, <text:span text:style-name="T4">etc</text:span>.</text:p>
                        </text:list-item>
                      </text:list>
                    </text:list-item>
                    <text:list-item>
                      <text:p text:style-name="P12">How will I get this done. Steps/phases</text:p>
                      <text:list>
                        <text:list-item>
                          <text:p text:style-name="P12">Doing now – Planning and prep</text:p>
                        </text:list-item>
                        <text:list-item>
                          <text:p text:style-name="P13">Set up Rpie, keyboard, monitor</text:p>
                        </text:list-item>
                        <text:list-item>
                          <text:p text:style-name="P13">LCD and case or epaper</text:p>
                        </text:list-item>
                        <text:list-item>
                          <text:p text:style-name="P13">Battery and what is left</text:p>
                        </text:list-item>
                        <text:list-item>
                          <text:p text:style-name="P13">Completion if needed and final tour.</text:p>
                        </text:list-item>
                        <text:list-item>
                          <text:p text:style-name="P13">Post<text:span text:style-name="T7">m</text:span>ort<text:span text:style-name="T7">e</text:span>m and <text:span text:style-name="T7">CDPR-2023 pla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58:04.048260962</meta:creation-date>
    <dc:date>2022-11-02T12:26:47.572131773</dc:date>
    <meta:editing-duration>P5DT7H47M23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39" meta:word-count="263" meta:character-count="1396" meta:non-whitespace-character-count="1203"/>
  </office:meta>
</office:document-meta>
</file>